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6.2mm" svg:y="112.63mm">
            <draw:object draw:notify-on-update-of-ranges="Sheet1.A26:Sheet1.A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Raw: 18800 <text:s text:c="3"/>sampled: 1893.311 <text:s text:c="2"/>given: 16000 <text:s text:c="2"/>gain: 8.4508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801 <text:s text:c="3"/>sampled: 1893.411 <text:s text:c="2"/>given: 16000 <text:s text:c="2"/>gain: 8.450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27 <text:s text:c="3"/>sampled: 1775.18 <text:s text:c="2"/>given: 15000 <text:s text:c="2"/>gain: 8.449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27 <text:s text:c="3"/>sampled: 1775.18 <text:s text:c="2"/>given: 15000 <text:s text:c="2"/>gain: 8.449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51 <text:s text:c="3"/>sampled: 1656.747 <text:s text:c="2"/>given: 14000 <text:s text:c="2"/>gain: 8.45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51 <text:s text:c="3"/>sampled: 1656.747 <text:s text:c="2"/>given: 14000 <text:s text:c="2"/>gain: 8.45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76 <text:s text:c="3"/>sampled: 1538.416 <text:s text:c="2"/>given: 13000 <text:s text:c="2"/>gain: 8.4502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76 <text:s text:c="3"/>sampled: 1538.416 <text:s text:c="2"/>given: 13000 <text:s text:c="2"/>gain: 8.45025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4102 <text:s text:c="3"/>sampled: 1420.184 <text:s text:c="2"/>given: 12000 <text:s text:c="2"/>gain: 8.4496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4101 <text:s text:c="3"/>sampled: 1420.084 <text:s text:c="2"/>given: 12000 <text:s text:c="2"/>gain: 8.4502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2927 <text:s text:c="3"/>sampled: 1301.852 <text:s text:c="2"/>given: 11000 <text:s text:c="2"/>gain: 8.44949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2927 <text:s text:c="3"/>sampled: 1301.852 <text:s text:c="2"/>given: 11000 <text:s text:c="2"/>gain: 8.44949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1752 <text:s text:c="3"/>sampled: 1183.521 <text:s text:c="2"/>given: 10000 <text:s text:c="2"/>gain: 8.44936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1753 <text:s text:c="3"/>sampled: 1183.621 <text:s text:c="2"/>given: 10000 <text:s text:c="2"/>gain: 8.44864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0578 <text:s text:c="3"/>sampled: 1065.289 <text:s text:c="2"/>given: 9000 <text:s text:c="2"/>gain: 8.4484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0577 <text:s text:c="3"/>sampled: 1065.189 <text:s text:c="2"/>given: 9000 <text:s text:c="2"/>gain: 8.4492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9402 <text:s text:c="3"/>sampled: 946.8567 <text:s text:c="2"/>given: 8000 <text:s text:c="2"/>gain: 8.4490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9402 <text:s text:c="3"/>sampled: 946.8567 <text:s text:c="2"/>given: 8000 <text:s text:c="2"/>gain: 8.4490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8228 <text:s text:c="3"/>sampled: 828.6255 <text:s text:c="2"/>given: 7000 <text:s text:c="2"/>gain: 8.4477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8228 <text:s text:c="3"/>sampled: 828.6255 <text:s text:c="2"/>given: 7000 <text:s text:c="2"/>gain: 8.4477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7052 <text:s text:c="3"/>sampled: 710.1929 <text:s text:c="2"/>given: 6000 <text:s text:c="2"/>gain: 8.4484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7052 <text:s text:c="3"/>sampled: 710.1929 <text:s text:c="2"/>given: 6000 <text:s text:c="2"/>gain: 8.448409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8.450806" calcext:value-type="float">
            <text:p>8.450806</text:p>
          </table:table-cell>
          <table:table-cell table:number-columns-repeated="1023"/>
        </table:table-row>
        <table:table-row table:style-name="ro1">
          <table:table-cell table:style-name="ce2" office:value-type="float" office:value="8.450356" calcext:value-type="float">
            <text:p>8.450356</text:p>
          </table:table-cell>
          <table:table-cell table:number-columns-repeated="1023"/>
        </table:table-row>
        <table:table-row table:style-name="ro1">
          <table:table-cell table:style-name="ce2" office:value-type="float" office:value="8.449847" calcext:value-type="float">
            <text:p>8.449847</text:p>
          </table:table-cell>
          <table:table-cell table:number-columns-repeated="1023"/>
        </table:table-row>
        <table:table-row table:style-name="ro1">
          <table:table-cell table:style-name="ce2" office:value-type="float" office:value="8.449847" calcext:value-type="float">
            <text:p>8.449847</text:p>
          </table:table-cell>
          <table:table-cell table:number-columns-repeated="1023"/>
        </table:table-row>
        <table:table-row table:style-name="ro1">
          <table:table-cell table:style-name="ce2" office:value-type="float" office:value="8.450293" calcext:value-type="float">
            <text:p>8.450293</text:p>
          </table:table-cell>
          <table:table-cell table:number-columns-repeated="1023"/>
        </table:table-row>
        <table:table-row table:style-name="ro1">
          <table:table-cell table:style-name="ce2" office:value-type="float" office:value="8.450293" calcext:value-type="float">
            <text:p>8.450293</text:p>
          </table:table-cell>
          <table:table-cell table:number-columns-repeated="1023"/>
        </table:table-row>
        <table:table-row table:style-name="ro1">
          <table:table-cell table:style-name="ce2" office:value-type="float" office:value="8.450253" calcext:value-type="float">
            <text:p>8.450253</text:p>
          </table:table-cell>
          <table:table-cell table:number-columns-repeated="1023"/>
        </table:table-row>
        <table:table-row table:style-name="ro2">
          <table:table-cell table:style-name="ce3" office:value-type="float" office:value="8.450253" calcext:value-type="float">
            <text:p>8.450253</text:p>
          </table:table-cell>
          <table:table-cell table:number-columns-repeated="1023"/>
        </table:table-row>
        <table:table-row table:style-name="ro2">
          <table:table-cell table:style-name="ce3" office:value-type="float" office:value="8.449608" calcext:value-type="float">
            <text:p>8.449608</text:p>
          </table:table-cell>
          <table:table-cell table:number-columns-repeated="1023"/>
        </table:table-row>
        <table:table-row table:style-name="ro2">
          <table:table-cell table:style-name="ce3" office:value-type="float" office:value="8.450207" calcext:value-type="float">
            <text:p>8.450207</text:p>
          </table:table-cell>
          <table:table-cell table:number-columns-repeated="1023"/>
        </table:table-row>
        <table:table-row table:style-name="ro2">
          <table:table-cell table:style-name="ce3" office:value-type="float" office:value="8.449498" calcext:value-type="float">
            <text:p>8.449498</text:p>
          </table:table-cell>
          <table:table-cell table:number-columns-repeated="1023"/>
        </table:table-row>
        <table:table-row table:style-name="ro2">
          <table:table-cell table:style-name="ce3" office:value-type="float" office:value="8.449498" calcext:value-type="float">
            <text:p>8.449498</text:p>
          </table:table-cell>
          <table:table-cell table:number-columns-repeated="1023"/>
        </table:table-row>
        <table:table-row table:style-name="ro2">
          <table:table-cell table:style-name="ce3" office:value-type="float" office:value="8.449368" calcext:value-type="float">
            <text:p>8.449368</text:p>
          </table:table-cell>
          <table:table-cell table:number-columns-repeated="1023"/>
        </table:table-row>
        <table:table-row table:style-name="ro2">
          <table:table-cell table:style-name="ce3" office:value-type="float" office:value="8.448648" calcext:value-type="float">
            <text:p>8.448648</text:p>
          </table:table-cell>
          <table:table-cell table:number-columns-repeated="1023"/>
        </table:table-row>
        <table:table-row table:style-name="ro2">
          <table:table-cell table:style-name="ce3" office:value-type="float" office:value="8.448409" calcext:value-type="float">
            <text:p>8.448409</text:p>
          </table:table-cell>
          <table:table-cell table:number-columns-repeated="1023"/>
        </table:table-row>
        <table:table-row table:style-name="ro2">
          <table:table-cell table:style-name="ce3" office:value-type="float" office:value="8.449208" calcext:value-type="float">
            <text:p>8.449208</text:p>
          </table:table-cell>
          <table:table-cell table:number-columns-repeated="1023"/>
        </table:table-row>
        <table:table-row table:style-name="ro2">
          <table:table-cell table:style-name="ce3" office:value-type="float" office:value="8.449008" calcext:value-type="float">
            <text:p>8.449008</text:p>
          </table:table-cell>
          <table:table-cell table:number-columns-repeated="1023"/>
        </table:table-row>
        <table:table-row table:style-name="ro2">
          <table:table-cell table:style-name="ce3" office:value-type="float" office:value="8.449008" calcext:value-type="float">
            <text:p>8.449008</text:p>
          </table:table-cell>
          <table:table-cell table:number-columns-repeated="1023"/>
        </table:table-row>
        <table:table-row table:style-name="ro2">
          <table:table-cell table:style-name="ce3" office:value-type="float" office:value="8.447724" calcext:value-type="float">
            <text:p>8.447724</text:p>
          </table:table-cell>
          <table:table-cell table:number-columns-repeated="1023"/>
        </table:table-row>
        <table:table-row table:style-name="ro2">
          <table:table-cell table:style-name="ce3" office:value-type="float" office:value="8.447724" calcext:value-type="float">
            <text:p>8.447724</text:p>
          </table:table-cell>
          <table:table-cell table:number-columns-repeated="1023"/>
        </table:table-row>
        <table:table-row table:style-name="ro2">
          <table:table-cell table:style-name="ce3" office:value-type="float" office:value="8.448409" calcext:value-type="float">
            <text:p>8.448409</text:p>
          </table:table-cell>
          <table:table-cell table:number-columns-repeated="1023"/>
        </table:table-row>
        <table:table-row table:style-name="ro2">
          <table:table-cell table:style-name="ce3" office:value-type="float" office:value="8.448409" calcext:value-type="float">
            <text:p>8.448409</text:p>
          </table:table-cell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3" office:value-type="float" office:value="8.4495" calcext:value-type="float">
            <text:p>8.4495</text:p>
          </table:table-cell>
          <table:table-cell table:number-columns-repeated="1023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35A</text:p>
          </table:table-cell>
          <table:table-cell table:style-name="ce9" office:value-type="string" calcext:value-type="string">
            <text:p>35A Average</text:p>
          </table:table-cell>
          <table:table-cell table:style-name="ce9" office:value-type="string" calcext:value-type="string">
            <text:p>average V on Res</text:p>
          </table:table-cell>
          <table:table-cell table:style-name="ce9" office:value-type="string" calcext:value-type="string">
            <text:p>calculated current 35A</text:p>
          </table:table-cell>
          <table:table-cell table:style-name="ce9" office:value-type="string" calcext:value-type="string">
            <text:p>Gain 35A</text:p>
          </table:table-cell>
          <table:table-cell table:style-name="ce9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6" office:value-type="float" office:value="1613.846" calcext:value-type="float">
            <text:p>1613.846</text:p>
          </table:table-cell>
          <table:table-cell table:formula="of:=AVERAGE([.A55:.A181])" office:value-type="float" office:value="1616.64027559055" calcext:value-type="float">
            <text:p>1616.64027559055</text:p>
          </table:table-cell>
          <table:table-cell table:formula="of:=AVERAGE([.F55:.F60])" office:value-type="float" office:value="17.3807" calcext:value-type="float">
            <text:p>17.3807</text:p>
          </table:table-cell>
          <table:table-cell table:formula="of:=2*[.C55]" office:value-type="float" office:value="34.7614" calcext:value-type="float">
            <text:p>34.7614</text:p>
          </table:table-cell>
          <table:table-cell table:formula="of:=[.D55]/[.B55]" office:value-type="float" office:value="0.0215022479180174" calcext:value-type="float">
            <text:p>0.021502247918017</text:p>
          </table:table-cell>
          <table:table-cell office:value-type="float" office:value="17.3832" calcext:value-type="float">
            <text:p>17.3832</text:p>
          </table:table-cell>
          <table:table-cell table:number-columns-repeated="1018"/>
        </table:table-row>
        <table:table-row table:style-name="ro1">
          <table:table-cell table:style-name="ce6" office:value-type="float" office:value="1616.766" calcext:value-type="float">
            <text:p>1616.766</text:p>
          </table:table-cell>
          <table:table-cell table:number-columns-repeated="4"/>
          <table:table-cell office:value-type="float" office:value="17.3882" calcext:value-type="float">
            <text:p>17.3882</text:p>
          </table:table-cell>
          <table:table-cell table:number-columns-repeated="1018"/>
        </table:table-row>
        <table:table-row table:style-name="ro1">
          <table:table-cell table:style-name="ce6" office:value-type="float" office:value="1617.572" calcext:value-type="float">
            <text:p>1617.572</text:p>
          </table:table-cell>
          <table:table-cell table:number-columns-repeated="4"/>
          <table:table-cell office:value-type="float" office:value="17.3819" calcext:value-type="float">
            <text:p>17.3819</text:p>
          </table:table-cell>
          <table:table-cell table:number-columns-repeated="1018"/>
        </table:table-row>
        <table:table-row table:style-name="ro1">
          <table:table-cell table:style-name="ce6" office:value-type="float" office:value="1616.968" calcext:value-type="float">
            <text:p>1616.968</text:p>
          </table:table-cell>
          <table:table-cell table:number-columns-repeated="4"/>
          <table:table-cell office:value-type="float" office:value="17.38" calcext:value-type="float">
            <text:p>17.38</text:p>
          </table:table-cell>
          <table:table-cell table:number-columns-repeated="1018"/>
        </table:table-row>
        <table:table-row table:style-name="ro1">
          <table:table-cell table:style-name="ce6" office:value-type="float" office:value="1618.478" calcext:value-type="float">
            <text:p>1618.478</text:p>
          </table:table-cell>
          <table:table-cell table:number-columns-repeated="4"/>
          <table:table-cell office:value-type="float" office:value="17.3766" calcext:value-type="float">
            <text:p>17.3766</text:p>
          </table:table-cell>
          <table:table-cell table:number-columns-repeated="1018"/>
        </table:table-row>
        <table:table-row table:style-name="ro1">
          <table:table-cell table:style-name="ce6" office:value-type="float" office:value="1612.134" calcext:value-type="float">
            <text:p>1612.134</text:p>
          </table:table-cell>
          <table:table-cell table:number-columns-repeated="4"/>
          <table:table-cell office:value-type="float" office:value="17.3743" calcext:value-type="float">
            <text:p>17.3743</text:p>
          </table:table-cell>
          <table:table-cell table:number-columns-repeated="1018"/>
        </table:table-row>
        <table:table-row table:style-name="ro1">
          <table:table-cell table:style-name="ce6" office:value-type="float" office:value="1612.335" calcext:value-type="float">
            <text:p>1612.335</text:p>
          </table:table-cell>
          <table:table-cell table:number-columns-repeated="1023"/>
        </table:table-row>
        <table:table-row table:style-name="ro1">
          <table:table-cell table:style-name="ce6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6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6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6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6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6" office:value-type="float" office:value="1615.457" calcext:value-type="float">
            <text:p>1615.45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6" office:value-type="float" office:value="1617.371" calcext:value-type="float">
            <text:p>1617.37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14.45" calcext:value-type="float">
            <text:p>1614.45</text:p>
          </table:table-cell>
          <table:table-cell table:number-columns-repeated="1023"/>
        </table:table-row>
        <table:table-row table:style-name="ro1">
          <table:table-cell table:style-name="ce6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14.954" calcext:value-type="float">
            <text:p>1614.954</text:p>
          </table:table-cell>
          <table:table-cell table:number-columns-repeated="1023"/>
        </table:table-row>
        <table:table-row table:style-name="ro1">
          <table:table-cell table:style-name="ce6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6" office:value-type="float" office:value="1617.975" calcext:value-type="float">
            <text:p>1617.975</text:p>
          </table:table-cell>
          <table:table-cell table:number-columns-repeated="1023"/>
        </table:table-row>
        <table:table-row table:style-name="ro1">
          <table:table-cell table:style-name="ce6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6" office:value-type="float" office:value="1615.659" calcext:value-type="float">
            <text:p>1615.659</text:p>
          </table:table-cell>
          <table:table-cell table:number-columns-repeated="1023"/>
        </table:table-row>
        <table:table-row table:style-name="ro1">
          <table:table-cell table:style-name="ce6" office:value-type="float" office:value="1618.076" calcext:value-type="float">
            <text:p>1618.076</text:p>
          </table:table-cell>
          <table:table-cell table:number-columns-repeated="1023"/>
        </table:table-row>
        <table:table-row table:style-name="ro1">
          <table:table-cell table:style-name="ce6" office:value-type="float" office:value="1617.068" calcext:value-type="float">
            <text:p>1617.068</text:p>
          </table:table-cell>
          <table:table-cell table:number-columns-repeated="1023"/>
        </table:table-row>
        <table:table-row table:style-name="ro1">
          <table:table-cell table:style-name="ce6" office:value-type="float" office:value="1618.277" calcext:value-type="float">
            <text:p>1618.277</text:p>
          </table:table-cell>
          <table:table-cell table:number-columns-repeated="1023"/>
        </table:table-row>
        <table:table-row table:style-name="ro1">
          <table:table-cell table:style-name="ce6" office:value-type="float" office:value="1615.457" calcext:value-type="float">
            <text:p>1615.457</text:p>
          </table:table-cell>
          <table:table-cell table:number-columns-repeated="1023"/>
        </table:table-row>
        <table:table-row table:style-name="ro1">
          <table:table-cell table:style-name="ce6" office:value-type="float" office:value="1616.464" calcext:value-type="float">
            <text:p>1616.464</text:p>
          </table:table-cell>
          <table:table-cell table:number-columns-repeated="1023"/>
        </table:table-row>
        <table:table-row table:style-name="ro1">
          <table:table-cell table:style-name="ce6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6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6" office:value-type="float" office:value="1617.068" calcext:value-type="float">
            <text:p>1617.068</text:p>
          </table:table-cell>
          <table:table-cell table:number-columns-repeated="1023"/>
        </table:table-row>
        <table:table-row table:style-name="ro1">
          <table:table-cell table:style-name="ce6" office:value-type="float" office:value="1615.457" calcext:value-type="float">
            <text:p>1615.457</text:p>
          </table:table-cell>
          <table:table-cell table:number-columns-repeated="1023"/>
        </table:table-row>
        <table:table-row table:style-name="ro1">
          <table:table-cell table:style-name="ce6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18.277" calcext:value-type="float">
            <text:p>1618.277</text:p>
          </table:table-cell>
          <table:table-cell table:number-columns-repeated="1023"/>
        </table:table-row>
        <table:table-row table:style-name="ro1">
          <table:table-cell table:style-name="ce6" office:value-type="float" office:value="1613.242" calcext:value-type="float">
            <text:p>1613.242</text:p>
          </table:table-cell>
          <table:table-cell table:number-columns-repeated="1023"/>
        </table:table-row>
        <table:table-row table:style-name="ro1">
          <table:table-cell table:style-name="ce6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6" office:value-type="float" office:value="1612.436" calcext:value-type="float">
            <text:p>1612.436</text:p>
          </table:table-cell>
          <table:table-cell table:number-columns-repeated="1023"/>
        </table:table-row>
        <table:table-row table:style-name="ro1">
          <table:table-cell table:style-name="ce6" office:value-type="float" office:value="1617.874" calcext:value-type="float">
            <text:p>1617.874</text:p>
          </table:table-cell>
          <table:table-cell table:number-columns-repeated="1023"/>
        </table:table-row>
        <table:table-row table:style-name="ro1">
          <table:table-cell table:style-name="ce6" office:value-type="float" office:value="1612.537" calcext:value-type="float">
            <text:p>1612.537</text:p>
          </table:table-cell>
          <table:table-cell table:number-columns-repeated="1023"/>
        </table:table-row>
        <table:table-row table:style-name="ro1">
          <table:table-cell table:style-name="ce6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6" office:value-type="float" office:value="1613.947" calcext:value-type="float">
            <text:p>1613.947</text:p>
          </table:table-cell>
          <table:table-cell table:number-columns-repeated="1023"/>
        </table:table-row>
        <table:table-row table:style-name="ro1">
          <table:table-cell table:style-name="ce6" office:value-type="float" office:value="1614.148" calcext:value-type="float">
            <text:p>1614.148</text:p>
          </table:table-cell>
          <table:table-cell table:number-columns-repeated="1023"/>
        </table:table-row>
        <table:table-row table:style-name="ro1">
          <table:table-cell table:style-name="ce6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12.839" calcext:value-type="float">
            <text:p>1612.83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6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6" office:value-type="float" office:value="1617.673" calcext:value-type="float">
            <text:p>1617.673</text:p>
          </table:table-cell>
          <table:table-cell table:number-columns-repeated="1023"/>
        </table:table-row>
        <table:table-row table:style-name="ro1">
          <table:table-cell table:style-name="ce6" office:value-type="float" office:value="1617.27" calcext:value-type="float">
            <text:p>1617.2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17.773" calcext:value-type="float">
            <text:p>1617.77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13.342" calcext:value-type="float">
            <text:p>1613.342</text:p>
          </table:table-cell>
          <table:table-cell table:number-columns-repeated="1023"/>
        </table:table-row>
        <table:table-row table:style-name="ro1">
          <table:table-cell table:style-name="ce6" office:value-type="float" office:value="1616.968" calcext:value-type="float">
            <text:p>1616.96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284" calcext:value-type="float">
            <text:p>1619.284</text:p>
          </table:table-cell>
          <table:table-cell table:number-columns-repeated="1023"/>
        </table:table-row>
        <table:table-row table:style-name="ro1">
          <table:table-cell table:style-name="ce6" office:value-type="float" office:value="1613.141" calcext:value-type="float">
            <text:p>1613.141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6" office:value-type="float" office:value="1613.947" calcext:value-type="float">
            <text:p>1613.947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12.939" calcext:value-type="float">
            <text:p>1612.939</text:p>
          </table:table-cell>
          <table:table-cell table:number-columns-repeated="1023"/>
        </table:table-row>
        <table:table-row table:style-name="ro1">
          <table:table-cell table:style-name="ce6" office:value-type="float" office:value="1612.637" calcext:value-type="float">
            <text:p>1612.637</text:p>
          </table:table-cell>
          <table:table-cell table:number-columns-repeated="1023"/>
        </table:table-row>
        <table:table-row table:style-name="ro1">
          <table:table-cell table:style-name="ce6" office:value-type="float" office:value="1616.162" calcext:value-type="float">
            <text:p>1616.162</text:p>
          </table:table-cell>
          <table:table-cell table:number-columns-repeated="1023"/>
        </table:table-row>
        <table:table-row table:style-name="ro1">
          <table:table-cell table:style-name="ce6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6" office:value-type="float" office:value="1613.544" calcext:value-type="float">
            <text:p>1613.54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6.263" calcext:value-type="float">
            <text:p>1616.263</text:p>
          </table:table-cell>
          <table:table-cell table:number-columns-repeated="1023"/>
        </table:table-row>
        <table:table-row table:style-name="ro1">
          <table:table-cell table:style-name="ce6" office:value-type="float" office:value="1611.328" calcext:value-type="float">
            <text:p>1611.328</text:p>
          </table:table-cell>
          <table:table-cell table:number-columns-repeated="1023"/>
        </table:table-row>
        <table:table-row table:style-name="ro1">
          <table:table-cell table:style-name="ce6" office:value-type="float" office:value="1615.356" calcext:value-type="float">
            <text:p>1615.35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15.659" calcext:value-type="float">
            <text:p>1615.659</text:p>
          </table:table-cell>
          <table:table-cell table:number-columns-repeated="1023"/>
        </table:table-row>
        <table:table-row table:style-name="ro1">
          <table:table-cell table:style-name="ce6" office:value-type="float" office:value="1618.176" calcext:value-type="float">
            <text:p>1618.176</text:p>
          </table:table-cell>
          <table:table-cell table:number-columns-repeated="1023"/>
        </table:table-row>
        <table:table-row table:style-name="ro1">
          <table:table-cell table:style-name="ce6" office:value-type="float" office:value="1611.53" calcext:value-type="float">
            <text:p>1611.53</text:p>
          </table:table-cell>
          <table:table-cell table:number-columns-repeated="1023"/>
        </table:table-row>
        <table:table-row table:style-name="ro1">
          <table:table-cell table:style-name="ce6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6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6" office:value-type="float" office:value="1618.378" calcext:value-type="float">
            <text:p>1618.37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16.464" calcext:value-type="float">
            <text:p>1616.46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4.249" calcext:value-type="float">
            <text:p>1614.249</text:p>
          </table:table-cell>
          <table:table-cell table:number-columns-repeated="1023"/>
        </table:table-row>
        <table:table-row table:style-name="ro1">
          <table:table-cell table:style-name="ce6" office:value-type="float" office:value="1617.975" calcext:value-type="float">
            <text:p>1617.975</text:p>
          </table:table-cell>
          <table:table-cell table:number-columns-repeated="1023"/>
        </table:table-row>
        <table:table-row table:style-name="ro1">
          <table:table-cell table:style-name="ce6" office:value-type="float" office:value="1615.759" calcext:value-type="float">
            <text:p>1615.759</text:p>
          </table:table-cell>
          <table:table-cell table:number-columns-repeated="1023"/>
        </table:table-row>
        <table:table-row table:style-name="ro1">
          <table:table-cell table:style-name="ce6" office:value-type="float" office:value="1616.666" calcext:value-type="float">
            <text:p>1616.666</text:p>
          </table:table-cell>
          <table:table-cell table:number-columns-repeated="1023"/>
        </table:table-row>
        <table:table-row table:style-name="ro1">
          <table:table-cell table:style-name="ce6" office:value-type="float" office:value="1612.033" calcext:value-type="float">
            <text:p>1612.033</text:p>
          </table:table-cell>
          <table:table-cell table:number-columns-repeated="1023"/>
        </table:table-row>
        <table:table-row table:style-name="ro1">
          <table:table-cell table:style-name="ce6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6" office:value-type="float" office:value="1617.169" calcext:value-type="float">
            <text:p>1617.16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6" office:value-type="float" office:value="1617.471" calcext:value-type="float">
            <text:p>1617.471</text:p>
          </table:table-cell>
          <table:table-cell table:number-columns-repeated="1023"/>
        </table:table-row>
        <table:table-row table:style-name="ro1">
          <table:table-cell table:style-name="ce6" office:value-type="float" office:value="1612.134" calcext:value-type="float">
            <text:p>1612.134</text:p>
          </table:table-cell>
          <table:table-cell table:number-columns-repeated="1023"/>
        </table:table-row>
        <table:table-row table:style-name="ro1">
          <table:table-cell table:style-name="ce6" office:value-type="float" office:value="1614.853" calcext:value-type="float">
            <text:p>1614.853</text:p>
          </table:table-cell>
          <table:table-cell table:number-columns-repeated="1023"/>
        </table:table-row>
        <table:table-row table:style-name="ro1">
          <table:table-cell table:style-name="ce6" office:value-type="float" office:value="1613.846" calcext:value-type="float">
            <text:p>1613.846</text:p>
          </table:table-cell>
          <table:table-cell table:number-columns-repeated="1023"/>
        </table:table-row>
        <table:table-row table:style-name="ro1">
          <table:table-cell table:style-name="ce6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6" office:value-type="float" office:value="1616.061" calcext:value-type="float">
            <text:p>1616.061</text:p>
          </table:table-cell>
          <table:table-cell table:number-columns-repeated="1023"/>
        </table:table-row>
        <table:table-row table:style-name="ro1">
          <table:table-cell table:style-name="ce6" office:value-type="float" office:value="1616.162" calcext:value-type="float">
            <text:p>1616.16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6" office:value-type="float" office:value="1615.054" calcext:value-type="float">
            <text:p>1615.054</text:p>
          </table:table-cell>
          <table:table-cell table:number-columns-repeated="1023"/>
        </table:table-row>
        <table:table-row table:style-name="ro1">
          <table:table-cell table:style-name="ce6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6" office:value-type="float" office:value="1612.738" calcext:value-type="float">
            <text:p>1612.73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6" office:value-type="float" office:value="1615.155" calcext:value-type="float">
            <text:p>1615.155</text:p>
          </table:table-cell>
          <table:table-cell table:number-columns-repeated="1023"/>
        </table:table-row>
        <table:table-row table:style-name="ro1">
          <table:table-cell table:style-name="ce6" office:value-type="float" office:value="1612.939" calcext:value-type="float">
            <text:p>1612.939</text:p>
          </table:table-cell>
          <table:table-cell table:number-columns-repeated="1023"/>
        </table:table-row>
        <table:table-row table:style-name="ro1">
          <table:table-cell table:style-name="ce6" office:value-type="float" office:value="1613.745" calcext:value-type="float">
            <text:p>1613.745</text:p>
          </table:table-cell>
          <table:table-cell table:number-columns-repeated="1023"/>
        </table:table-row>
        <table:table-row table:style-name="ro1">
          <table:table-cell table:style-name="ce6" office:value-type="float" office:value="1614.45" calcext:value-type="float">
            <text:p>1614.45</text:p>
          </table:table-cell>
          <table:table-cell table:number-columns-repeated="1023"/>
        </table:table-row>
        <table:table-row table:style-name="ro1">
          <table:table-cell table:style-name="ce6" office:value-type="float" office:value="1616.464" calcext:value-type="float">
            <text:p>1616.464</text:p>
          </table:table-cell>
          <table:table-cell table:number-columns-repeated="1023"/>
        </table:table-row>
        <table:table-row table:style-name="ro1">
          <table:table-cell table:style-name="ce6" office:value-type="float" office:value="1614.752" calcext:value-type="float">
            <text:p>1614.752</text:p>
          </table:table-cell>
          <table:table-cell table:number-columns-repeated="1023"/>
        </table:table-row>
        <table:table-row table:style-name="ro1">
          <table:table-cell table:style-name="ce6" office:value-type="float" office:value="1614.651" calcext:value-type="float">
            <text:p>1614.651</text:p>
          </table:table-cell>
          <table:table-cell table:number-columns-repeated="1023"/>
        </table:table-row>
        <table:table-row table:style-name="ro1">
          <table:table-cell table:style-name="ce6" office:value-type="float" office:value="1614.047" calcext:value-type="float">
            <text:p>1614.047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11.127" calcext:value-type="float">
            <text:p>1611.12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14.349" calcext:value-type="float">
            <text:p>1614.349</text:p>
          </table:table-cell>
          <table:table-cell table:number-columns-repeated="1023"/>
        </table:table-row>
        <table:table-row table:style-name="ro1">
          <table:table-cell table:style-name="ce6" office:value-type="float" office:value="1613.846" calcext:value-type="float">
            <text:p>1613.846</text:p>
          </table:table-cell>
          <table:table-cell table:number-columns-repeated="1023"/>
        </table:table-row>
        <table:table-row table:style-name="ro1">
          <table:table-cell table:style-name="ce6" office:value-type="float" office:value="1613.947" calcext:value-type="float">
            <text:p>1613.947</text:p>
          </table:table-cell>
          <table:table-cell table:number-columns-repeated="1023"/>
        </table:table-row>
        <table:table-row table:style-name="ro1">
          <table:table-cell table:style-name="ce6" office:value-type="float" office:value="1617.27" calcext:value-type="float">
            <text:p>1617.27</text:p>
          </table:table-cell>
          <table:table-cell table:number-columns-repeated="1023"/>
        </table:table-row>
        <table:table-row table:style-name="ro1">
          <table:table-cell table:style-name="ce6" office:value-type="float" office:value="1614.853" calcext:value-type="float">
            <text:p>1614.853</text:p>
          </table:table-cell>
          <table:table-cell table:number-columns-repeated="1023"/>
        </table:table-row>
        <table:table-row table:style-name="ro1">
          <table:table-cell table:style-name="ce6" office:value-type="float" office:value="1615.961" calcext:value-type="float">
            <text:p>1615.961</text:p>
          </table:table-cell>
          <table:table-cell table:number-columns-repeated="1023"/>
        </table:table-row>
        <table:table-row table:style-name="ro1">
          <table:table-cell table:style-name="ce6" office:value-type="float" office:value="1616.968" calcext:value-type="float">
            <text:p>1616.968</text:p>
          </table:table-cell>
          <table:table-cell table:number-columns-repeated="1023"/>
        </table:table-row>
        <table:table-row table:style-name="ro1">
          <table:table-cell table:style-name="ce6" office:value-type="float" office:value="1611.63" calcext:value-type="float">
            <text:p>1611.6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 table:number-rows-repeated="131">
          <table:table-cell table:style-name="ce3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3:27:21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4T14:16:56.591000000</dc:date>
    <meta:editing-duration>PT11H16M6S</meta:editing-duration>
    <meta:editing-cycles>129</meta:editing-cycles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6:Sheet1.A47" svg:x="0.32cm" svg:y="0.18cm" svg:width="12.508cm" svg:height="8.64cm">
          <chartooo:coordinate-region svg:x="1.418cm" svg:y="0.38cm" svg:width="11.2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6:Sheet1.A47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50806">
                <text:p>8.450806</text:p>
                <draw:g>
                  <svg:desc>Sheet1.A26:Sheet1.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50356">
                <text:p>8.45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49847">
                <text:p>8.449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49847">
                <text:p>8.449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50293">
                <text:p>8.450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50293">
                <text:p>8.450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50253">
                <text:p>8.450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50253">
                <text:p>8.450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49608">
                <text:p>8.44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50207">
                <text:p>8.450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49498">
                <text:p>8.449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49498">
                <text:p>8.449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49368">
                <text:p>8.449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48648">
                <text:p>8.448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48409">
                <text:p>8.448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49208">
                <text:p>8.449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49008">
                <text:p>8.449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49008">
                <text:p>8.449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47724">
                <text:p>8.447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47724">
                <text:p>8.447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48409">
                <text:p>8.448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48409">
                <text:p>8.448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